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2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3" style:family="paragraph" style:parent-style-name="Standard" style:list-style-name="L1">
      <style:paragraph-properties fo:margin-left="0.5in" fo:margin-right="0in" fo:margin-top="0in" fo:margin-bottom="0.0972in" style:contextual-spacing="false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4" style:family="paragraph" style:parent-style-name="Standard" style:list-style-name="L1">
      <style:paragraph-properties fo:margin-left="0.5in" fo:margin-right="0in" fo:margin-top="0in" fo:margin-bottom="0.0972in" style:contextual-spacing="false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061adc"/>
    </style:style>
    <style:style style:name="P5" style:family="paragraph" style:parent-style-name="Standard" style:list-style-name="L1">
      <style:paragraph-properties fo:margin-left="1in" fo:margin-right="0in" fo:line-height="115%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T1" style:family="text">
      <style:text-properties officeooo:rsid="00061adc"/>
    </style:style>
    <text:list-style style:name="L1">
      <text:list-level-style-bullet text:level="1" loext:num-list-format="%1%" text:bullet-char="•">
        <style:list-level-properties text:space-before="0.25in" text:min-label-width="0.25in"/>
      </text:list-level-style-bullet>
      <text:list-level-style-bullet text:level="2" loext:num-list-format="%2%" text:bullet-char="•">
        <style:list-level-properties text:space-before="0.5in" text:min-label-width="0.25in"/>
      </text:list-level-style-bullet>
      <text:list-level-style-bullet text:level="3" loext:num-list-format="%3%" text:bullet-char="⁃">
        <style:list-level-properties text:space-before="0.75in" text:min-label-width="0.25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2259903732" text:style-name="L1">
        <text:list-item>
          <text:p text:style-name="P2">American Chop Suey </text:p>
        </text:list-item>
        <text:list-item>
          <text:p text:style-name="P2">Uncle Peter's Sweet Potato Pudding </text:p>
        </text:list-item>
        <text:list-item>
          <text:p text:style-name="P2">Baked Chicken </text:p>
        </text:list-item>
        <text:list-item>
          <text:p text:style-name="P2">Champagne Chicken </text:p>
        </text:list-item>
        <text:list-item>
          <text:p text:style-name="P2">Creamed Mushrooms </text:p>
        </text:list-item>
        <text:list-item>
          <text:p text:style-name="P2">Singapore Salad </text:p>
        </text:list-item>
        <text:list-item>
          <text:p text:style-name="P2">Manicotti </text:p>
        </text:list-item>
        <text:list-item>
          <text:p text:style-name="P2">Red Beans &amp; Rice </text:p>
        </text:list-item>
        <text:list-item>
          <text:p text:style-name="P2">Breaded Cod </text:p>
        </text:list-item>
        <text:list-item>
          <text:p text:style-name="P2">Pork Chops, Apples, &amp; Onions </text:p>
        </text:list-item>
        <text:list-item>
          <text:p text:style-name="P2">Dad's Spaghetti </text:p>
          <text:list>
            <text:list-item>
              <text:p text:style-name="P5">Plain Spaghetti </text:p>
            </text:list-item>
            <text:list-item>
              <text:p text:style-name="P5">Frozen Spinach </text:p>
            </text:list-item>
            <text:list-item>
              <text:p text:style-name="P5">Cottage Cheese </text:p>
            </text:list-item>
          </text:list>
        </text:list-item>
        <text:list-item>
          <text:p text:style-name="P2">Pizza </text:p>
        </text:list-item>
        <text:list-item>
          <text:p text:style-name="P2">Chile (Andrew's &amp; Colin's) </text:p>
        </text:list-item>
        <text:list-item>
          <text:p text:style-name="P3">Beans and Rice </text:p>
        </text:list-item>
        <text:list-item>
          <text:p text:style-name="P3">Potato Leek Soup</text:p>
          <text:list>
            <text:list-item>
              <text:p text:style-name="P3">Ingredients</text:p>
              <text:list>
                <text:list-item>
                  <text:p text:style-name="P3">Yellow Potatoes- 4 peeled large</text:p>
                </text:list-item>
                <text:list-item>
                  <text:p text:style-name="P3">Leeks- 2 large- Cleaned and chopped, white parts only. Save green tops for stock or discard</text:p>
                </text:list-item>
                <text:list-item>
                  <text:p text:style-name="P3">Cream- 3/4 cup- Can substitute half and half if needed.</text:p>
                </text:list-item>
                <text:list-item>
                  <text:p text:style-name="P3">Salt- 1 1/2 teaspoons or to taste.</text:p>
                </text:list-item>
                <text:list-item>
                  <text:p text:style-name="P3">Pepper- 1/2 teaspoon or to taste.</text:p>
                </text:list-item>
                <text:list-item>
                  <text:p text:style-name="P3">Cayenne- A dash.</text:p>
                </text:list-item>
                <text:list-item>
                  <text:p text:style-name="P3">Nutmeg 1/8 teaspoon</text:p>
                </text:list-item>
              </text:list>
            </text:list-item>
            <text:list-item>
              <text:p text:style-name="P3">Instructions</text:p>
              <text:list>
                <text:list-item>
                  <text:p text:style-name="P3"><text:span text:style-name="T1">P</text:span>eel and quarter potatoes. Clean leeks and rinse thoroughly in cold water, taking time to remove all grit.</text:p>
                </text:list-item>
                <text:list-item>
                  <text:p text:style-name="P3">Add potatoes and leeks to empty pot and cover in water, and bring to a boil until potatoes are fork tender.</text:p>
                </text:list-item>
                <text:list-item>
                  <text:p text:style-name="P4">Add salt and puree potatoes and leeks with an immersion blender until smooth.</text:p>
                </text:list-item>
                <text:list-item>
                  <text:p text:style-name="P4">Add cream.</text:p>
                </text:list-item>
                <text:list-item>
                  <text:p text:style-name="P4">Adjust salt, add remaining seasoning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  <dc:date>2022-01-02T18:12:26.035515211</dc:date>
    <meta:editing-duration>PT2M37S</meta:editing-duration>
    <meta:editing-cycles>1</meta:editing-cycles>
    <meta:document-statistic meta:table-count="0" meta:image-count="0" meta:object-count="0" meta:page-count="1" meta:paragraph-count="32" meta:word-count="190" meta:character-count="986" meta:non-whitespace-character-count="843"/>
  </office:meta>
</office:document-meta>
</file>